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724cd" officeooo:paragraph-rsid="001724cd"/>
    </style:style>
    <style:style style:name="T1" style:family="text">
      <style:text-properties officeooo:rsid="0017bcd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ucas Beraldi</text:p>
      <text:p text:style-name="P1">3219</text:p>
      <text:p text:style-name="Standard"/>
      <text:p text:style-name="Standard">1 - A) 1, 2, 3, 4.<text:line-break/><text:line-break/>2 - E) Organização cultural<text:line-break/><text:line-break/>3 - C) II, IV, I e III<text:line-break/><text:line-break/>4 - C) em mercados competitivos, é comum adotar o custeio-alvo, que parte do preço de mercado para chegar ao custo máximo admissível de um produto.<text:line-break/><text:line-break/>5 - A) incidentes críticos.<text:line-break/><text:line-break/>6 - A) Planejamento<text:line-break/><text:line-break/>7 - C) Retardamento dos ciclos de aprendizado e melhoria pontual de algum processo (bem / serviço).<text:line-break/><text:line-break/>8 - B) Errado<text:line-break/><text:line-break/>9 - A) o comportamento social dos empregados e a ação dos grupos informais influenciam na produção.<text:line-break/><text:line-break/>10 – <text:span text:style-name="T1">Considerando nossa área de atuação, particularmente, eu abriria um processo seletivo, divulgaria em instituições de ensino e buscaria os funcionários que melhor se encaixassem na necessidade da empresa, olharia seu perfil, tanto particular como instagram, twitter e facebook, quanto profissional como linkedin ou github, e então, partiríamos para os processos seletivos com provas e entrevistas, para escolhermos o melhor funcionário para o cargo pedido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15T20:21:18.363000000</meta:creation-date>
    <dc:date>2023-05-17T19:47:38.374000000</dc:date>
    <meta:editing-duration>P1DT23H26M20S</meta:editing-duration>
    <meta:editing-cycles>2</meta:editing-cycles>
    <meta:generator>LibreOffice/7.5.1.2$Windows_X86_64 LibreOffice_project/fcbaee479e84c6cd81291587d2ee68cba099e129</meta:generator>
    <meta:document-statistic meta:table-count="0" meta:image-count="0" meta:object-count="0" meta:page-count="1" meta:paragraph-count="3" meta:word-count="161" meta:character-count="965" meta:non-whitespace-character-count="797"/>
  </office:meta>
</office:document-meta>
</file>